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00000008100000088A772643EB11EACF3.png" manifest:media-type="image/png"/>
  <manifest:file-entry manifest:full-path="Pictures/20000095000009E300000A79B516F5617D0708E6.svm" manifest:media-type="image/x-svm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53cm" svg:height="2.68cm" svg:x="9.718cm" svg:y="13.797cm">
          <draw:image xlink:href="Pictures/20000095000009E300000A79B516F5617D0708E6.svm" xlink:type="simple" xlink:show="embed" xlink:actuate="onLoad">
            <text:p/>
          </draw:image>
          <draw:image xlink:href="Pictures/100002000000008100000088A772643EB11EACF3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3:56:55.932160739</meta:creation-date>
    <dc:date>2018-04-20T13:57:34.282328517</dc:date>
    <meta:editing-duration>PT38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